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710000013F52097DC538549AE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1" text:anchor-type="paragraph" svg:width="6.511in" svg:height="3.3228in" draw:z-index="0"><draw:image xlink:href="Pictures/10000201000002710000013F52097DC538549AE0.png" xlink:type="simple" xlink:show="embed" xlink:actuate="onLoad" loext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9T05:27:05.964000000</meta:creation-date>
    <dc:date>2019-10-19T05:49:43.728000000</dc:date>
    <meta:editing-duration>PT22M38S</meta:editing-duration>
    <meta:editing-cycles>2</meta:editing-cycles>
    <meta:generator>LibreOffice/6.3.0.4$Windows_X86_64 LibreOffice_project/057fc023c990d676a43019934386b85b21a9ee99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